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2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497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1cm" svg:height="5.5cm" svg:x="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cm" draw:transform="rotate (0.891863247769102) translate (6.705cm 6.019cm)">
          <text:p text:style-name="P2">Spos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cm" draw:transform="rotate (0.891863247769102) translate (9.907cm 6.032cm)">
          <text:p text:style-name="P2">Rinomi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cm" draw:transform="rotate (0.891863247769102) translate (13.108cm 6.046cm)">
          <text:p text:style-name="P2">Entrare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cm" draw:transform="rotate (0.891863247769102) translate (16.31cm 6.059cm)">
          <text:p text:style-name="P2">Ricev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997cm" svg:height="1.5cm" draw:transform="rotate (0.891863247769102) translate (19.08cm 6.209cm)">
          <text:p text:style-name="P2">Load challe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cm" draw:transform="rotate (0.891863247769102) translate (3.504cm 6.005cm)">
          <text:p text:style-name="P2">Scaric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538cm" svg:y1="5.077cm" svg:x2="7.647cm" svg:y2="4.852cm">
          <text:p/>
        </draw:line>
        <draw:line draw:style-name="gr4" draw:text-style-name="P3" draw:layer="layout" svg:x1="8.74cm" svg:y1="5.09cm" svg:x2="10.849cm" svg:y2="4.865cm">
          <text:p/>
        </draw:line>
        <draw:line draw:style-name="gr4" draw:text-style-name="P3" draw:layer="layout" svg:x1="11.941cm" svg:y1="5.103cm" svg:x2="14.05cm" svg:y2="4.878cm">
          <text:p/>
        </draw:line>
        <draw:line draw:style-name="gr4" draw:text-style-name="P3" draw:layer="layout" svg:x1="15.143cm" svg:y1="5.117cm" svg:x2="17.252cm" svg:y2="4.892cm">
          <text:p/>
        </draw:line>
        <draw:line draw:style-name="gr4" draw:text-style-name="P3" draw:layer="layout" svg:x1="18.344cm" svg:y1="5.131cm" svg:x2="20.102cm" svg:y2="4.9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6:31:56.934168496</meta:creation-date>
    <dc:date>2022-07-13T16:51:53.674932553</dc:date>
    <meta:editing-duration>PT19M52S</meta:editing-duration>
    <meta:editing-cycles>9</meta:editing-cycles>
    <meta:generator>LibreOffice/7.3.4.2$Linux_X86_64 LibreOffice_project/30$Build-2</meta:generator>
    <meta:document-statistic meta:object-count="12"/>
  </office:meta>
</office:document-meta>
</file>